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subtitle">
      <style:graphic-properties draw:fill-color="#ffffff" fo:min-height="16.255cm"/>
    </style:style>
    <style:style style:name="pr2" style:family="presentation" style:parent-style-name="Default-notes">
      <style:graphic-properties draw:fill-color="#ffffff" fo:min-height="13.364cm"/>
    </style:style>
    <style:style style:name="pr3" style:family="presentation" style:parent-style-name="Default-subtitle" style:list-style-name="L2">
      <style:graphic-properties draw:fill-color="#ffffff" fo:min-height="13.79cm"/>
    </style:style>
    <style:style style:name="pr4" style:family="presentation" style:parent-style-name="Default-subtitle">
      <style:graphic-properties draw:fill-color="#ffffff" fo:min-height="11.25cm"/>
    </style:style>
    <style:style style:name="pr5" style:family="presentation" style:parent-style-name="Default-subtitle">
      <style:graphic-properties draw:fill-color="#ffffff" fo:min-height="4.138cm"/>
    </style:style>
    <style:style style:name="P1" style:family="paragraph">
      <style:text-properties style:font-name="Comic Sans MS"/>
    </style:style>
    <style:style style:name="P2" style:family="paragraph">
      <style:paragraph-properties fo:text-align="start"/>
    </style:style>
    <style:style style:name="P3" style:family="paragraph">
      <style:paragraph-properties fo:text-align="start"/>
      <style:text-properties style:font-name="Comic Sans MS" fo:font-size="28pt" style:font-size-asian="28pt" style:font-size-complex="28pt"/>
    </style:style>
    <style:style style:name="P4" style:family="paragraph">
      <style:text-properties style:font-name="Comic Sans MS" fo:font-size="32pt" style:font-size-asian="32pt" style:font-size-complex="32pt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style:font-name="Comic Sans MS" fo:font-size="32pt" style:font-size-asian="32pt" style:font-size-complex="32pt"/>
    </style:style>
    <style:style style:name="T1" style:family="text">
      <style:text-properties style:font-name="Comic Sans MS" fo:font-size="48pt" style:font-size-asian="48pt" style:font-size-complex="48pt"/>
    </style:style>
    <style:style style:name="T2" style:family="text">
      <style:text-properties style:font-name="Comic Sans MS" fo:font-size="28pt" style:font-size-asian="28pt" style:font-size-complex="28pt"/>
    </style:style>
    <style:style style:name="T3" style:family="text">
      <style:text-properties style:font-name="Comic Sans MS" fo:font-size="32pt" style:font-size-asian="32pt" style:font-size-complex="32pt"/>
    </style:style>
    <style:style style:name="T4" style:family="text">
      <style:text-properties style:font-name="Comic Sans MS"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draw:frame presentation:style-name="pr1" draw:text-style-name="P1" draw:layer="layout" svg:width="25.199cm" svg:height="16.255cm" svg:x="1.4cm" svg:y="0.837cm" presentation:class="subtitle" presentation:user-transformed="true">
          <draw:text-box>
            <text:p><text:span text:style-name="T1">Oga</text:span></text:p>
            <text:p><text:span text:style-name="T2">XML/HTML parser written in Ruby.</text:span></text:p>
            <text:p><text:span text:style-name="T2">https://github.com/yorickpeterse/o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3" draw:text-style-name="P3" draw:layer="layout" svg:width="23.368cm" svg:height="13.79cm" svg:x="2.316cm" svg:y="3.605cm" presentation:class="subtitle" presentation:user-transformed="true">
          <draw:text-box>
            <text:list text:style-name="L2">
              <text:list-item>
                <text:p text:style-name="P2"><text:span text:style-name="T2">Ruby (91% per GitHub) + small, native extension</text:span></text:p>
              </text:list-item>
              <text:list-item>
                <text:p text:style-name="P2"><text:span text:style-name="T2">Supports MRI, Rubinius, JRuby</text:span></text:p>
              </text:list-item>
              <text:list-item>
                <text:p text:style-name="P2"><text:span text:style-name="T2">Thread-safe</text:span></text:p>
              </text:list-item>
              <text:list-item>
                <text:p text:style-name="P2"><text:span text:style-name="T2">XML/HTML parsing</text:span></text:p>
              </text:list-item>
              <text:list-item>
                <text:p text:style-name="P2"><text:span text:style-name="T2">XML namespaces</text:span></text:p>
              </text:list-item>
              <text:list-item>
                <text:p text:style-name="P2"><text:span text:style-name="T2">XPath</text:span></text:p>
              </text:list-item>
              <text:list-item>
                <text:p text:style-name="P2"><text:span text:style-name="T2">CSS selectors (planned)</text:span></text:p>
              </text:list-item>
              <text:list-item>
                <text:p text:style-name="P2"><text:span text:style-name="T2">No system libraries (e.g. libxml2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32">
        <draw:frame presentation:style-name="pr4" draw:text-style-name="P4" draw:layer="layout" svg:width="25.199cm" svg:height="11.25cm" svg:x="1.401cm" svg:y="4.875cm" presentation:class="subtitle" presentation:user-transformed="true">
          <draw:text-box>
            <text:p><text:span text:style-name="T3">$ time gem install nokogiri-1.6.1.gem</text:span></text:p>
            <text:p><text:span text:style-name="T4">real <text:s text:c="3"/>1m54.368s</text:span></text:p>
            <text:p><text:span text:style-name="T4">user <text:s text:c="3"/>1m34.697s</text:span></text:p>
            <text:p><text:span text:style-name="T4">sys <text:s text:c="4"/>0m7.517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draw:frame presentation:style-name="pr4" draw:text-style-name="P6" draw:layer="layout" svg:width="25.199cm" svg:height="11.25cm" svg:x="1.401cm" svg:y="4.875cm" presentation:class="subtitle" presentation:user-transformed="true">
          <draw:text-box>
            <text:p text:style-name="P5"><text:span text:style-name="T3">$ time gem install oga-0.1.0.gem</text:span></text:p>
            <text:p text:style-name="P5"><text:span text:style-name="T4">real <text:s text:c="3"/>0m1.205s</text:span></text:p>
            <text:p text:style-name="P5"><text:span text:style-name="T4">user <text:s text:c="3"/>0m1.053s</text:span></text:p>
            <text:p text:style-name="P5"><text:span text:style-name="T4">sys <text:s text:c="4"/>0m0.100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5" draw:text-style-name="P4" draw:layer="layout" svg:width="11.3cm" svg:height="4.138cm" svg:x="8.35cm" svg:y="8.431cm" presentation:class="subtitle" presentation:user-transformed="true">
          <draw:text-box>
            <text:p><text:span text:style-name="T3">$ gem install og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cript" style:font-pitch="variable"/>
    <style:font-face style:name="Comic Sans MS" svg:font-family="'Comic Sans MS'" style:font-family-generic="script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292929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292929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Yorick Peterse</meta:initial-creator>
    <meta:creation-date>2014-09-11T13:40:32.669623469</meta:creation-date>
    <dc:date>2014-09-12T14:49:45.946284274</dc:date>
    <dc:creator>Yorick Peterse</dc:creator>
    <meta:editing-duration>PT1H23M24S</meta:editing-duration>
    <meta:editing-cycles>10</meta:editing-cycles>
    <meta:generator>LibreOffice/4.2.6.3$Linux_X86_64 LibreOffice_project/420m0$Build-3</meta:generator>
    <meta:document-statistic meta:object-count="36"/>
  </office:meta>
</office:document-meta>
</file>